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Free Times" svg:font-family="'Free Time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Standard">
      <style:paragraph-properties fo:line-height="100%"/>
      <style:text-properties style:font-name="Free Times"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Free Times" fo:font-size="12pt" fo:font-style="italic" style:font-size-asian="12pt" style:font-style-asian="italic" style:font-size-complex="12pt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style:font-name="Free Times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Free Times" fo:font-size="12pt" fo:language="en" fo:country="US" style:font-size-asian="12pt" style:font-size-complex="12pt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Free Times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left="0cm" fo:margin-right="0cm" fo:line-height="100%" fo:text-indent="1.249cm" style:auto-text-indent="false"/>
      <style:text-properties style:font-name="Free Times" fo:font-size="12pt" style:font-size-asian="12pt" style:font-size-complex="12pt"/>
    </style:style>
    <style:style style:name="P8" style:family="paragraph" style:parent-style-name="Standard">
      <style:paragraph-properties fo:margin-left="1.249cm" fo:margin-right="0cm" fo:line-height="100%" fo:text-indent="1.249cm" style:auto-text-indent="false"/>
      <style:text-properties style:font-name="Free Times" fo:font-size="12pt" style:font-size-asian="12pt" style:font-size-complex="12pt"/>
    </style:style>
    <style:style style:name="P9" style:family="paragraph" style:parent-style-name="Standard">
      <style:paragraph-properties fo:margin-left="1.228cm" fo:margin-right="0cm" fo:line-height="100%" fo:text-indent="0cm" style:auto-text-indent="false"/>
      <style:text-properties style:font-name="Free Times" fo:font-size="12pt" style:font-size-asian="12pt" style:font-size-complex="12pt"/>
    </style:style>
    <style:style style:name="P10" style:family="paragraph" style:parent-style-name="Standard">
      <style:paragraph-properties fo:margin-left="5.863cm" fo:margin-right="0cm" fo:line-height="100%" fo:text-align="start" style:justify-single-word="false" fo:text-indent="0cm" style:auto-text-indent="false"/>
      <style:text-properties style:font-name="Free Times"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margin-left="10.728cm" fo:margin-right="0cm" fo:line-height="100%" fo:text-align="start" style:justify-single-word="false" fo:text-indent="0cm" style:auto-text-indent="false"/>
      <style:text-properties style:font-name="Free Times"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margin-left="4.023cm" fo:margin-right="0cm" fo:line-height="100%" fo:text-indent="0cm" style:auto-text-indent="false"/>
      <style:text-properties style:font-name="Free Times" fo:font-size="12pt" style:font-size-asian="12pt" style:font-size-complex="12pt"/>
    </style:style>
    <style:style style:name="P13" style:family="paragraph" style:parent-style-name="Standard">
      <style:paragraph-properties fo:margin-left="4.023cm" fo:margin-right="0cm" fo:line-height="100%" fo:text-indent="2.734cm" style:auto-text-indent="false"/>
      <style:text-properties style:font-name="Free Times" fo:font-size="12pt" style:font-size-asian="12pt" style:font-size-complex="12pt"/>
    </style:style>
    <style:style style:name="P14" style:family="paragraph" style:parent-style-name="Standard">
      <style:paragraph-properties fo:margin-left="3.997cm" fo:margin-right="0cm" fo:line-height="100%" fo:text-indent="0cm" style:auto-text-indent="false"/>
      <style:text-properties style:font-name="Free Times" fo:font-size="12pt" style:font-size-asian="12pt" style:font-size-complex="12pt"/>
    </style:style>
    <style:style style:name="P15" style:family="paragraph" style:parent-style-name="Standard">
      <style:paragraph-properties fo:margin-left="3.971cm" fo:margin-right="0cm" fo:line-height="100%" fo:text-indent="0cm" style:auto-text-indent="false"/>
      <style:text-properties style:font-name="Free Times" fo:font-size="12pt" style:font-size-asian="12pt" style:font-size-complex="12pt"/>
    </style:style>
    <style:style style:name="P16" style:family="paragraph" style:parent-style-name="Standard">
      <style:paragraph-properties fo:margin-left="4.023cm" fo:margin-right="0cm" fo:line-height="100%" fo:text-indent="1.577cm" style:auto-text-indent="false"/>
      <style:text-properties style:font-name="Free Times" fo:font-size="12pt" style:font-size-asian="12pt" style:font-size-complex="12pt"/>
    </style:style>
    <style:style style:name="P17" style:family="paragraph" style:parent-style-name="Standard">
      <style:paragraph-properties fo:margin-left="0cm" fo:margin-right="0cm" fo:line-height="100%" fo:text-indent="0.998cm" style:auto-text-indent="false"/>
      <style:text-properties style:font-name="Free Times" fo:font-size="12pt" style:font-size-asian="12pt" style:font-size-complex="12pt"/>
    </style:style>
    <style:style style:name="P18" style:family="paragraph" style:parent-style-name="Standard">
      <style:paragraph-properties fo:margin-left="0cm" fo:margin-right="0cm" fo:line-height="100%" fo:text-indent="1.025cm" style:auto-text-indent="false"/>
      <style:text-properties style:font-name="Free Times" fo:font-size="12pt" style:font-size-asian="12pt" style:font-size-complex="12pt"/>
    </style:style>
    <style:style style:name="P19" style:family="paragraph" style:parent-style-name="Standard">
      <style:paragraph-properties fo:margin-left="0cm" fo:margin-right="0cm" fo:line-height="100%" fo:text-indent="0.974cm" style:auto-text-indent="false"/>
      <style:text-properties style:font-name="Free Times" fo:font-size="12pt" style:font-size-asian="12pt" style:font-size-complex="12pt"/>
    </style:style>
    <style:style style:name="P20" style:family="paragraph" style:parent-style-name="Standard" style:master-page-name="Standard">
      <style:paragraph-properties fo:line-height="100%" style:page-number="auto"/>
      <style:text-properties style:font-name="Free Times" fo:font-size="12pt" fo:language="en" fo:country="US" style:font-size-asian="12pt" style:font-size-complex="12pt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CТИХИ ПО ВЕРТИКАЛИ</text:p>
      <text:p text:style-name="P2"/>
      <text:p text:style-name="P11">И быть на земле закатам,</text:p>
      <text:p text:style-name="P11">И быть на земле рассветам,</text:p>
      <text:p text:style-name="P11">Удобрит ее солдатам,</text:p>
      <text:p text:style-name="P11">Одобрить ее поэтам.</text:p>
      <text:p text:style-name="P3">Иосиф Бродский</text:p>
      <text:p text:style-name="P10"/>
      <text:p text:style-name="P17">В годы юности Ольги Рожанской было популярно стихотворение Слуцкого «Что-то физики в почете, что-то лирики в загоне». Впрочем, академик Боголюбов уже тогда ворчал: «Что-то скупятся, не дофинансируют… Пора нам еще какую-нибудь бомбу придумать!» Сказано – сделано. Помню, как далеко-далече от Дубны, в вологодском сельпо (ассортимент – кисель в брикетах, маргарин и мыло от чесотки) подгулявший плотогон пояснял населению: «Нейтронная бомба – это когда все есть, а очереди нет». Сочное северное оканье придавало нейтронной бомбе какую-то особую значительность.</text:p>
      <text:p text:style-name="P17">Вообще-то и лирики были в почете – правда, весьма немногие и не в таком, как хотелось бы. И Слуцкий справедливо констатировал: «Постепенно, словно пена, опадают наши рифмы, и величие степенно отступает в логарифмы». В памятные со школы таблицы логарифмов, таблицы Гаусса. Того самого Гаусса, который сказал об одном своем ученике: «Для математики у него не хватало воображения, и пришлось стать поэтом». </text:p>
      <text:p text:style-name="P17">Жар холодных числ был Ольге Рожанской внятен и даже навязан, сперва спецшколой, потом мехматом. Не мне судить, как у нее обстояло с математическим воображением, но думаю, что обстояло благополучно, поскольку математике она не только училась, но и сама учила. А поэтом была по призванию и темпераменту. Тем более, что поэзия сродни музыке, а Лейбниц, тоже математик – и великий, говорил, что в музыке душа вычисляет, сама того не сознавая. Но речь о другом. Житейские пристрастия и занятия поэтов не проходят даром. И то, что Пастернак был музыкантом, а Маяковский – художником, сказалось на их почерке. </text:p>
      <text:p text:style-name="P17">У математики свой язык и своя письменность. То и другое на фоне нашей линейной (или, если угодно, ветвистой) речи впечатляет своей спрессованной энергией, малыми средствами и огромными результатами. Как тут не вспомнить, что микромир атома – прообраз вселенной? Математический иероглиф – формула – это сжатая пружина, крохотный сгусток понятий и явлений. И усилие наименьшим выразить наибольшее – быть может, всеобщее. Спору нет, рифмы – не логарифмы и вместе не уживаются – как говорили встарь, «совокупляясь, вопиют». И все же кажется, что язык формул, их иероглифы и криптограммы определенно повлияли на стихи Рожанской, на ее пристрастие к малым формам и вселенским темам.</text:p>
      <text:p text:style-name="P17">Из самых ранних, почти полувековой давности, ее стихов тоненькой машинописной подборки на папиросной бумаге – до сих пор помню строки:</text:p>
      <text:p text:style-name="P7"/>
      <text:p text:style-name="P16">…мы вдвоем</text:p>
      <text:p text:style-name="P12"><text:soft-page-break/>Роняем тени в водоем.</text:p>
      <text:p text:style-name="P17">Помню потому, что какие-то полдюжины слов вместили в себя асфальтовое лето, столичный зной, чахлый фонтан на Арбатской площади, парочки у бортиков, молодую легковесную любовь. Почему именно Арбат? Потому что в лесу водоемов нет, а все больше озерца и болотца, в городах областного значения, Калуге или Владимире, фонтанов тогда, как впрочем и сейчас, не наблюдалось, а вот на Арбатской площади был, в центре Москвы единственный, да и тот сплыл. </text:p>
      <text:p text:style-name="P17">Надо сказать, у Рожанской в ее лирике отнюдь не «женской», собственно стихов о любви крайне мало, они немногословны, тоже не по-женски, и отстраненно формульны: </text:p>
      <text:p text:style-name="P17"/>
      <text:p text:style-name="P14">Не обжившись в теле юном,</text:p>
      <text:p text:style-name="P14">Угловатая душа,</text:p>
      <text:p text:style-name="P14">Задевает неба струны,</text:p>
      <text:p text:style-name="P14">К горю радостно спеша.</text:p>
      <text:p text:style-name="P4"/>
      <text:p text:style-name="P17">Этот полет мотылька на огонь свечи неотвратим</text:p>
      <text:p text:style-name="P4"/>
      <text:p text:style-name="P14">…и вовеки не кончается,</text:p>
      <text:p text:style-name="P14">Точно миг перед падучей.</text:p>
      <text:p text:style-name="P4"/>
      <text:p text:style-name="P17">Выстрел в упор. Этот мощный образ, вероятно, внушен Достоевским, но в русской поэзии возникает впервые. Необычно и неизбежное горе:</text:p>
      <text:p text:style-name="P4"/>
      <text:p text:style-name="P14">В прощанье даже с самым дорогим</text:p>
      <text:p text:style-name="P14">Освобожденья бродит свежий солод – </text:p>
      <text:p text:style-name="P14">И глупый дух, как Фауст, дважды молод, </text:p>
      <text:p text:style-name="P14">О прошлом плачет, будущим томим.</text:p>
      <text:p text:style-name="P8"/>
      <text:p text:style-name="P17">Любовь – материя деликатная, все прочее весомо, грубо, зримо. Бесформенное, оно не вмещается, коробит стройные грани, и тем не менее Рожанская ищет и часто находит формулу для масштабов необозримых, но весомых и вполне грубых. Например, новой России с Ельциным на танке и торжеством православия и плутократии:</text:p>
      <text:p text:style-name="P2"/>
      <text:p text:style-name="P14">Снизу улица течет,</text:p>
      <text:p text:style-name="P14">Сверху – мгла. </text:p>
      <text:p text:style-name="P14">Ну, Россия, - нечет-чет –</text:p>
      <text:p text:style-name="P14">Как легла?</text:p>
      <text:p text:style-name="P14">Али стала на торец?</text:p>
      <text:p text:style-name="P14">Ажно в дрожь!</text:p>
      <text:p text:style-name="P14">Видно, брат, чуме конец, </text:p>
      <text:p text:style-name="P14">Пиру – тож.</text:p>
      <text:p text:style-name="P9"/>
      <text:p text:style-name="P18">А вот Европа, убаюканная горбачевским новым мышлением – «мыслию по древу» из «Слова о полку» (не путать с мышлением общечеловеческим, там другое ударение). Сонно внемлет мышлению</text:p>
      <text:p text:style-name="P12">…и о Россию спину нежно трет,</text:p>
      <text:p text:style-name="P12">Как жирный кот об адскую машину.</text:p>
      <text:p text:style-name="P2"><text:soft-page-break/></text:p>
      <text:p text:style-name="P17">Или для многих все еще обетованная земля антиподов, где ходят вверх ногами, но эту походку приписывают нам:</text:p>
      <text:p text:style-name="P2"/>
      <text:p text:style-name="P14">От этого места книзу по вертикали</text:p>
      <text:p text:style-name="P14">Находится край, где бород во щи не макали, </text:p>
      <text:p text:style-name="P14">Где на ходу запивают веселые янки</text:p>
      <text:p text:style-name="P14">Печень своих конкурентов пивом из банки…</text:p>
      <text:p text:style-name="P14">Туда далеко идти – через толщу магмы,</text:p>
      <text:p text:style-name="P14">Гнейсы, базальтовый слой и могилу мамы.</text:p>
      <text:p text:style-name="P2"/>
      <text:p text:style-name="P17">И наконец, «всего живитель и виновник», вожделенный космос:</text:p>
      <text:p text:style-name="P4"/>
      <text:p text:style-name="P15">На что похож, вселенная, твой лик?</text:p>
      <text:p text:style-name="P15">На судна крен и на родильный крик,</text:p>
      <text:p text:style-name="P15">На – со двора по первому снежку</text:p>
      <text:p text:style-name="P15">(Ой, ночь светла!) – к неверному дружку.</text:p>
      <text:p text:style-name="P2"/>
      <text:p text:style-name="P19">Справедливости ради замечу, что математический императив «наименьшим выразить наибольшее» – это краеугольный камень поэзии и возник он задолго, за много тысячелетий до того, как троглодит научился считать до двух. Он возник вместе с речью и магией, когда мир человека был необъятным, а представлений о нем – понятий – раз-два и обчелся. Например, понятие движения. Наш косматый пращур воочию убеждался, что все живое движется – удирает или настигает – и сам он орудовал ногами как можно проворней. А над ним двигалось нечто или некто, источало тепло и свет и было безостановочным, а значит, живым. Человек уже усвоил: чтобы двигаться, нужны ноги. И солнце стало ходить. Много позже эллины водрузили его на спортивную колесницу, но ненадолго, и по сей день солнце восходит, заходит – словом, перемещается на своих двоих. Впрочем, это мелочи быта. Скудный набор понятий распахнул бездны воображения, дерзких догадок и смелых построений. Всемогущее верховное существо дарило жизнью и поэтому мыслилось женщиной. Позже, много позже и лишь в сознании эллинов и латинян солнце стало богом, а луна – богиней. Но теплый отзвук матриархата не заглох, и во многих европейских языках солнце осталось женщиной или в крайнем случае утратило пол (славянское Ярило – явно поздний скопец: доныне белорусскими весенними обрядами верховодит девушка по имени Ярила). А латинскую Луну в ряде языков вытеснил – по праву первородства – мужчина Месяц. Должно быть, и в незапамятной древности мужской век был особенно коротким, и потому у месяца цвет и облик покойника. А случилось вот что. В него влюбились две заядлые соперницы – Солнце (жизнь) и Ночь (смерть). Не уступая любимого, каждая тянула к себе, и в яростной борьбе они разорвали его пополам. Сердце месяца перестало биться. Ночь отступилась, но другая соперница, Солнце, реанимировала мертвого, вкладывая в его грудь сердца белых птиц. Он воскресал, но не надолго, и печать обреченности и смерти осталась на его бескровном лице навсегда. Подобные мифы бытуют у народов разобщенных и крайне удаленных, у племен восточно-сибирских и южно-американских. Видимо, всеобщи не только законы природы.</text:p>
      <text:p text:style-name="P19"><text:soft-page-break/>Этот экскурс в мифологию, возможно, затянут, но не случаен. Стихи Рожанской пестрят сюжетами и сценками самых разных мифов, от современных до шумерских. На первый взгляд эти реминисценции, при всем глубоком знании и скрупулезности, подаются не то чтобы гротескно и тем более пародийно, но с некоторой иронией. Этому способствует язык, всегда стилизованный, сдобренный дурачествами, архаизмами, псевдонародностью, псевдожаргоном, - язык, который строит гримасы, чтобы не выглядеть занудой. Но подоплека поверхностной ироничности, думаю, серьезна. Рожанскую интересуют и забавляют не маски и переодевания, а человеческая мысль – ее движение во времени, или напротив, какая-то изначальная заданность. И если в древнеегипетский сюжет некстати встревает «давеча» или что-нибудь подобное, египтянам не свойственное, это не значит, что все иносказательно, и «долина Нила» - никакая не долина, а подмосковная пойма Клязьмы, сплошь в капустных грядках и дымных свалках. Да, это намек, но совсем иного смысла и суть его в том, что с эпохи Псамметиха вода не изменила свой состав, по-прежнему поит землю и растит пусть не лотосы, а всего-навсего травку, но по-прежнему зеленую и свежую.</text:p>
      <text:p text:style-name="P19">Средоточие мифологических стихов Рожанской – сюжеты библейские и евангельские. Именно там, в одном из них, застает врасплох самая странная и емкая из ее поэтических формул:</text:p>
      <text:p text:style-name="P19"/>
      <text:p text:style-name="P14">вера, свежая, как сыр.</text:p>
      <text:p text:style-name="P2"/>
      <text:p text:style-name="P18">Авраам ведет сына в землю Мориа, чтобы принести его в жертву Богу. Исааку не нравится земля Мориа. Ему не по себе. Зачем они идут? Где жертвенный агнец? Почему все здесь даже пахнет так незнакомо и тревожно? Авраам отвечает скупо и загадочно:</text:p>
      <text:p text:style-name="P14"/>
      <text:p text:style-name="P14">…Гляди под ноги, сын.</text:p>
      <text:p text:style-name="P14">Пахнет вера, свежая, как сыр.</text:p>
      <text:p text:style-name="P14"/>
      <text:p text:style-name="P18">Терпкий, густой, как овечья шерсть, запах пастушьего сыра, тугого, влажного, только что вынутого из чана. Это запах Междуречья, запах нашествий и кочевий, молодой человеческой истории, не бездумно радостной, как улыбки архаических аполлонов, а сумрачной, как рассветная пустыня, еще не отогретая первыми лучами. И это судьба малочисленного, захудалого народа, нищего и надменного, бездумно вышедшего из пустыни на перекресток истории и обреченного на истребление, но неистребимого. Нет, не избранного и еще не Народа Книги, а кочевого племени, полупастушьего, полуразбойничьего, которое очень не нравилось ханаанским мелиораторам, сытым и спесивым, но напрасно уповавшим на защиту своих городских стен и раскрашенных идолов. Сырным духом, бродильной духотой пастбищ пропитано все – набеги и караванные тропы, сторожевые ночи у костра и сопение сонной отары, первое прикосновение Единого и Невидимого и первая молитва – «одноголосый дар пастушеского быта» богу Авраама и Исаака.</text:p>
      <text:p text:style-name="P17">К библейскому рассказу о жертвоприношении первенца Рожанская возвращается не раз. Не удивительно. Кьеркегор построил на нем целую религиозно-философскую доктрину. Сюжет осмысливался <text:soft-page-break/>многократно и даже в такой далекой от духовных исканий области, как армейский устав, отозвался неразрешимой проблемой – преступно ли неисполнение приказа, если приказ преступен. В пору религиозного разброда на пороге века Просвещения математик и проповедник Паскаль советовал вольнодумцам и скептикам ставить на Бога – если бога нет, останетесь при своем, а если таковой обнаружится, окажетесь в барыше. Он также советовал – в качестве первого шага на пути к Богу – поглупеть, а дальше само пойдете, даже ухнуть не успеете. Галльская любовь к логике и шутке уберегла Паскаля от пафоса. Серен Кьеркегор жил в иное время и в бюргерской среде, позитивистская вера в прогресс не прижилась в его нелюдимой душе – и с одержимостью протестанта призывал совсем к иному. Вера безрассудна. И по-другому верить нельзя, не помогут никакие доводы и усилия. Есть только один путь – тот, что ведет на край пропасти и там обрывается. «Бросайся в бездну – и руки господни тебя подхватят», - обещает Кьеркегор. В обыденной религиозной практике подобные полеты предоставлялись подвижникам и мученикам, а в житейском сознании детская вера в отца оборачивалась несколько бесшабашной надеждой: «Бог не выдаст». Хотя на каждом шагу выдавал и еще как, этот простонародный символ веры держится стойко. И, надо признать, это не худший способ верить, по крайней мере, безвредный. </text:p>
      <text:p text:style-name="P17">Я не вправе гадать, какой символ веры был Рожанской ближе, но, думаю, ни один из них не был чужд. Как и многие, добавлю – лучшие, она ошиблась. Руки господни не удержали, выронили. Весной 2009 года Ольга Рожанская погибла. По народным приметам, все хорошие пловцы тонут, а она была хорошим пловцом. И во время обычного купанья в море, ее выбросило на берег волной, уже мертвую.</text:p>
      <text:p text:style-name="P17">Едва ли не у каждого поэта есть стихи о собственной смерти, но даются они лишь очень немногим. Это проба на подлинность, и по ним можно судить о поэте безошибочно. Почему они трудны? По меньшей мере две причины очевидны. Стихи – не только позиция, но и поза. А смерть – не игра. И второе – в конце концов, хотя бы перед уходом, хотелось бы примириться с собой и миром. Художник якобы вносит в мир гармонию. Но какую гармонию можно внести в наш земной общепит, в эту общественную столовую, где все методично жуют друг друга? Разве что навести порядок в очереди самообслуживания. Понятна тоска по гармонии, но как-то несостоятельны ее рецепты, ни мистически потусторонние, ни рассудочно умозрительные. Изящная словесность накопила целый набор инструментов, затупленных частым употреблением. Рожанская знает их наперечет и тоже ими пользуется, в стихах сквозят и вечная жизнь и мировая душа, и высший разум, и даже эзотерическая заумь на основе квантовой терминологии. И вдруг – пара строк:</text:p>
      <text:p text:style-name="P17"/>
      <text:p text:style-name="P12">Видишь? – За мной пришли</text:p>
      <text:p text:style-name="P12">Белые облака.</text:p>
      <text:p text:style-name="P12"/>
      <text:p text:style-name="P18">Словно сад расцвел. Нет, поэзия – не ремесло и даже не искусство. Это третий глаз, ясновидящий и потому печальный.</text:p>
      <text:p text:style-name="P18">Можно лишь гадать, что для Рожанской означала смерть – конец всего или начало чего-то иного и небывалого. Женщины по самой своей природе религиозны и неважно, осознают они это или нет. Рожая в <text:soft-page-break/>муках, можно ли признать, что все это зря и жизнь напрасна? Биологически, генетически и как угодно женщина призвана верить. А верить – трудно. Легко соблюдать обряды, креститься и кланяться. А вера – тернистый путь, вот уж где кто не падает – тот не поднимается. Вероятно, и для Рожанской он был не простым. Во всяком случае, вечная жизнь ее не манила, а скорее отпугивала. Любопытно такое стихотворение: </text:p>
      <text:p text:style-name="P18"/>
      <text:p text:style-name="P12">…А за корочкою мира,</text:p>
      <text:p text:style-name="P12">Где иное естество,</text:p>
      <text:p text:style-name="P12">Оглядевшись, скажем: - Сыро!</text:p>
      <text:p text:style-name="P12">Что-то, братцы, не тово…</text:p>
      <text:p text:style-name="P12">Лишь платоновы идеи</text:p>
      <text:p text:style-name="P12">Без забот жируют там,</text:p>
      <text:p text:style-name="P12">Как в Америке индейки</text:p>
      <text:p text:style-name="P12">До прихода пуритан.</text:p>
      <text:p text:style-name="P4"/>
      <text:p text:style-name="P19">Индюшатиной, как известно, потомки пуритан заедают свой главный государственный праздник. Аборигены предпочитали бизонов, но пернатая снедь оказалась практичней – бизонов съели, а индюшки плодятся на птицефермах. Подкрепив свой духовный аскетизм мясом, пуритане засучили рукава и построили демократическую империю, умеренно благочестивую. Уместен вопрос: а платоновы идеи и вообще идеализм обрели плоть и жизнь? И если воплотились, то в чем? Помимо просвирки, сдобренной кагором. </text:p>
      <text:p text:style-name="P19">В стихах Рожанской много недомолвок, намеков и даже несуразностей. Для глубокомыслия она слишком умна. А кроме того, импульсивна и нерасчетлива. Рожанская – импровизатор и не отделывает свои экспромты, а бросает их такими как есть, с помарками и нелепицами. И вообще она рано поняла, что в шутовстве обереутов больше смысла, чем в самой возвышенной тягомотине. Впрочем, главное не это.</text:p>
      <text:p text:style-name="P19"/>
      <text:p text:style-name="P12">Мне кажется, я подберу слова,</text:p>
      <text:p text:style-name="P12">Похожие на вашу первозданность, </text:p>
      <text:p text:style-name="P12">А ошибусь – мне это трын-трава,</text:p>
      <text:p text:style-name="P12">Я все равно с ошибкой не расстанусь, - </text:p>
      <text:p text:style-name="P12"/>
      <text:p text:style-name="P17">Эти строки Пастернака, у которых есть адресат, кажутся обращенными ко всему и чему угодно. И могли бы служить эпиграфом к стихам Рожанской. Ее эстетика – это не полированный лак палехской шкатулки, а шершавая охра корявой сельской макитры, хранящей вмятины пальцев – оттиск гончара, теплой человеческой руки.</text:p>
      <text:p text:style-name="P17">Такое же ощущение чего-то подручного, насущного, для собственных нужд, исходит и от всего стихотворчества Рожанской в целом. Это не сборники стихов, даже не столь любимые поэтами циклы, а груда бумаг, исписанных на ходу сиюминутными мыслями. Наброски, раздумья, злободневные реплики, гротескные сценки – детские рисунки на полях учебника истории – и постоянный контекст, литературные цитации, вариации, отголоски. Словом, калейдоскоп. Речная рябь, движимая единым потоком. Когда заходит речь о произведениях, часто замечательных, где единственный сюжет и <text:soft-page-break/>главный герой – это вольное течение мысли, возникает ряд имен, звучных, но с поэзией никак не связанных. Монтень, Стерн, ближе во времени – «Дневник писателя», еще ближе – Василий Розанов и Юрий Олеша. Ни дня без строчки. Другого определения этому роду литературы не придумано. Свои упражнения в самоанализе Монтень обозначил как essais – термин непереводимый ввиду его неопределенности. «Опыты»? Пусть так. А применимо ли это к наследию Ольги Рожанской? В каком-то смысле – да. Описание эксперимента под названием Жизнь.</text:p>
      <text:p text:style-name="P17">Одна из записей:</text:p>
      <text:p text:style-name="P4"/>
      <text:p text:style-name="P13">…Томима</text:p>
      <text:p text:style-name="P12">Печальным знанием душа.</text:p>
      <text:p text:style-name="P12">Как несказанно хороша</text:p>
      <text:p text:style-name="P12">Ты, жизнь!</text:p>
      <text:p text:style-name="P12">Как зла, как нелюбима…</text:p>
      <text:p text:style-name="P4"/>
      <text:p text:style-name="P6">Анатолий Гелеску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pitch="variable"/>
    <style:font-face style:name="Free Times" svg:font-family="'Free Time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char" svg:x="17.983cm" svg:y="0.002cm" svg:width="1.517cm" svg:height="0.566cm" draw:z-index="6"><draw:text-box><text:p text:style-name="Footer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ернистою была дорога к ней, </dc:title>
    <meta:initial-creator>Дмитрий Шишкин</meta:initial-creator>
    <meta:creation-date>2010-10-13T00:15:00</meta:creation-date>
    <dc:date>2012-04-18T21:41:28.95</dc:date>
    <meta:print-date>2011-07-16T22:50:00</meta:print-date>
    <meta:editing-cycles>27</meta:editing-cycles>
    <meta:editing-duration>PT3H45M44S</meta:editing-duration>
    <meta:generator>LibreOffice/3.3$Win32 LibreOffice_project/330m19$Build-202</meta:generator>
    <meta:document-statistic meta:table-count="0" meta:image-count="0" meta:object-count="0" meta:page-count="7" meta:paragraph-count="90" meta:word-count="2417" meta:character-count="15872"/>
    <meta:user-defined meta:name="Поле 1"/>
    <meta:user-defined meta:name="Поле 2"/>
    <meta:user-defined meta:name="Поле 3"/>
    <meta:user-defined meta:name="Поле 4"/>
  </office:meta>
</office:document-meta>
</file>